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6.136cm" fo:margin-left="0.429cm" fo:margin-right="0.436cm" style:page-number="auto" table:align="margins" style:writing-mode="lr-tb"/>
    </style:style>
    <style:style style:name="Tabla1.A" style:family="table-column">
      <style:table-column-properties style:column-width="9.55cm" style:rel-column-width="38785*"/>
    </style:style>
    <style:style style:name="Tabla1.B" style:family="table-column">
      <style:table-column-properties style:column-width="6.586cm" style:rel-column-width="26750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184cm" fo:margin-left="0.381cm" fo:margin-right="0.436cm" table:align="margins" style:writing-mode="lr-tb"/>
    </style:style>
    <style:style style:name="Table1.A" style:family="table-column">
      <style:table-column-properties style:column-width="16.184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fo:font-weight="bold" style:font-weight-asian="bold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/>
    </style:style>
    <style:style style:name="P10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3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/>
    </style:style>
    <style:style style:name="P14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text-line-through-style="none" style:font-name="arial" fo:font-size="12pt" fo:language="es" fo:country="E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5">Nombre del Caso de Uso: </text:span><text:span text:style-name="UC_5f_NormalAzul_20_Car"><text:span text:style-name="T4">Administrar usuario</text:span></text:span></text:p>
          </table:table-cell>
          <table:table-cell table:style-name="Tabla1.B1" office:value-type="string">
            <text:p text:style-name="P4"><text:span text:style-name="T1">Nro. de Caso de Uso:</text:span> CU 13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5">Actor Principal:</text:span><text:span text:style-name="T4"> </text:span><text:span text:style-name="UC_5f_NormalAzul_20_Car"><text:span text:style-name="T4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5">Objetivo:</text:span><text:span text:style-name="T4"> </text:span><text:span text:style-name="UC_5f_NormalAzul_20_Car"><text:span text:style-name="T4">P</text:span></text:span><text:span text:style-name="UC_5f_NormalAzul_20_Car"><text:span text:style-name="T6">ermitir al administrador crear, eliminar, modificar, consultar, listar y buscar usuari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</text:p>
            <text:list xml:id="list9785257982" text:style-name="L1">
              <text:list-item>
                <text:p text:style-name="P15"><text:span text:style-name="UC_5f_NormalAzul_20_Car"><text:span text:style-name="T4">El usuario tiene que estar registrado en el sistema.</text:span></text:span></text:p>
              </text:list-item>
              <text:list-item>
                <text:p text:style-name="P15"><text:span text:style-name="UC_5f_NormalAzul_20_Car"><text:span text:style-name="T4">El usuario debe iniciar sesión en el sistema.</text:span></text:span></text:p>
              </text:list-item>
              <text:list-item>
                <text:p text:style-name="P15"><text:span text:style-name="UC_5f_NormalAzul_20_Car"><text:span text:style-name="T2">El usuario debe ser administrador del sistema o un usuario con los permisos para administrar usuarios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5">Post- Condiciones:</text:span><text:span text:style-name="UC_5f_NormalAzul_20_Car"><text:span text:style-name="T2"> </text:span></text:span><text:span text:style-name="Default_20_Paragraph_20_Font"><text:span text:style-name="T3">El sistema permitirá al administrador realizar la modificación, creación o la eliminación de los usuarios, así como también búsqueda y consulta de usuarios.</text:span></text:span></text:p>
          </table:table-cell>
          <table:covered-table-cell/>
        </table:table-row>
      </table:table>
      <text:p text:style-name="P2"/>
      <text:p text:style-name="Standard"><text:span text:style-name="T5">Diagramas de casos de uso relacionados: </text:span><text:span text:style-name="UC_5f_NormalAzul_20_Car"><text:span text:style-name="T4">Diagrama de Caso de Uso del Módulo de Administración. </text:span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>1. El administrador solicita la página de administración de usuario.</text:p>
          </table:table-cell>
          <table:table-cell table:style-name="Tabla2.A1" office:value-type="string">
            <text:p text:style-name="P9">2. El sistema verifica si el usuario tiene los permisos para visualizar la página.</text:p>
          </table:table-cell>
        </table:table-row>
        <table:table-row table:style-name="Tabla2.4">
          <table:table-cell table:style-name="Tabla2.A2" office:value-type="string">
            <text:p text:style-name="P10"/>
          </table:table-cell>
          <table:table-cell table:style-name="Tabla2.A1" office:value-type="string">
            <text:p text:style-name="P4">3. El sistema despliega la página con las listas de usuarios existentes; con las opciones de crear, modificar, borrar, consultar, listar y buscar usuarios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1491802235" text:style-name="WW8Num8">
              <text:list-item>
                <text:p text:style-name="P13">Verificación de permisos</text:p>
              </text:list-item>
            </text:list>
            <text:p text:style-name="P12">En el paso 2 el camino exitoso, al verificar el sistema si el usuario no cuenta con los permisos, el sistema no muestra la página de administración de usuarios, es decir, vuelve a la página de inicio.</text:p>
          </table:table-cell>
        </table:table-row>
      </table:table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EXCEPCIONES</text:p>
          </table:table-cell>
        </table:table-row>
        <table:table-row table:style-name="Table1.2">
          <table:table-cell table:style-name="Table1.A1" office:value-type="string">
            <text:p text:style-name="P7">E1. Servidor web no disponible</text:p>
            <text:p text:style-name="P12">Falla de comunicación con el servidor Web o la base de datos, en cualquiera de los pasos donde el sistema responde.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Crear usuario, modificar usuario, eliminar usuario, buscar usuario, consultar usuario, listar usuario.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RF38, RF39, RF40, RF41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7:51</meta:creation-date>
    <dc:date>2013-03-22T23:05:45</dc:date>
    <dc:creator>elena </dc:creator>
    <meta:editing-duration>PT17M27S</meta:editing-duration>
    <meta:editing-cycles>14</meta:editing-cycles>
    <meta:generator>LibreOffice/3.5$Linux_x86 LibreOffice_project/350m1$Build-2</meta:generator>
    <meta:document-statistic meta:table-count="5" meta:image-count="0" meta:object-count="0" meta:page-count="1" meta:paragraph-count="29" meta:word-count="283" meta:character-count="1840" meta:non-whitespace-character-count="1584"/>
  </office:meta>
</office:document-meta>
</file>